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rzeniowski Józef</text:p>
      <text:p text:style-name="P1">Urodził się 15.08.1895 r. w Rudzicy pow. Bielsko. Szkołę średnią ukończył w Cieszynie. Studiował germanistykę w Wiedniu <text:s/>oraz romanistykę w Dijon we Francji. W latach 1913- 1919 był nauczycielem polskiego w prywatnym gimnazjum w Orłowej na Śląsku <text:s/>Zaolziańskim. Po I wojnie światowej przeniósł się do Gniezna, gdzie pracował w gimnazjum. W roku szkolnym 1926/27 objął stanowisko dyrektora w Państwowym Gimnazjum Klasycznym Męskim w Chojnicach. Angażował się w pracę społeczno- polityczna i kulturalną miasta, zwłaszcza w ZOKZ. Za wybitne osiągnięcia w pracy pedagogicznej otrzymał w 1928 r. Złoty Krzyż Zasługi. W 1934 r. został przeniesiony do Państwowego Gimnazjum Matematyczno- Przyrodniczego w Grudziądzu, gdzie pełnił funkcję dyrektora do 1939 r. Zginął tragicznie w rodzinnej wsi , Rudzicy, 3.02. 1945 r. trafiony odłamkiem bomb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9T12:39:31.01</meta:creation-date>
    <meta:document-statistic meta:table-count="0" meta:image-count="0" meta:object-count="0" meta:page-count="1" meta:paragraph-count="2" meta:word-count="123" meta:character-count="855"/>
    <dc:date>2022-11-29T12:48:13.78</dc:date>
    <meta:editing-duration>PT8M42S</meta:editing-duration>
    <meta:editing-cycles>1</meta:editing-cycles>
    <meta:generator>OpenOffice/4.1.3$Win32 OpenOffice.org_project/413m1$Build-9783</meta:generator>
  </office:meta>
</office:document-meta>
</file>